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0.901cm"/>
    </style:style>
    <style:style style:name="co3" style:family="table-column">
      <style:table-column-properties fo:break-before="auto" style:column-width="0.833cm"/>
    </style:style>
    <style:style style:name="co4" style:family="table-column">
      <style:table-column-properties fo:break-before="auto" style:column-width="0.781cm"/>
    </style:style>
    <style:style style:name="co5" style:family="table-column">
      <style:table-column-properties fo:break-before="auto" style:column-width="5.616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251cm"/>
    </style:style>
    <style:style style:name="co8" style:family="table-column">
      <style:table-column-properties fo:break-before="auto" style:column-width="3.948cm"/>
    </style:style>
    <style:style style:name="co9" style:family="table-column">
      <style:table-column-properties fo:break-before="auto" style:column-width="2.60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88cm"/>
    </style:style>
    <style:style style:name="co12" style:family="table-column">
      <style:table-column-properties fo:break-before="auto" style:column-width="3.094cm"/>
    </style:style>
    <style:style style:name="co13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5" style:family="table-cell" style:parent-style-name="Default">
      <style:table-cell-properties fo:border-bottom="0.74pt solid #000000" fo:background-color="#3465a4" fo:border-left="none" fo:border-right="none" fo:border-top="none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" style:family="table-cell" style:parent-style-name="Default"/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fo:border-bottom="none" fo:border-left="none" fo:border-right="0.74pt solid #000000" fo:border-top="none"/>
      <style:map style:condition="cell-content()=&quot;Yes&quot;" style:apply-style-name="Red" style:base-cell-address="Sheet1.I2"/>
      <style:map style:condition="cell-content()=&quot;No&quot;" style:apply-style-name="Green" style:base-cell-address="Sheet1.I2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  <style:map style:condition="cell-content()=&quot;Yes&quot;" style:apply-style-name="Red" style:base-cell-address="Sheet1.I2"/>
      <style:map style:condition="cell-content()=&quot;No&quot;" style:apply-style-name="Green" style:base-cell-address="Sheet1.I2"/>
    </style:style>
    <style:style style:name="ce14" style:family="table-cell" style:parent-style-name="Default">
      <style:map style:condition="cell-content()=&quot;Yes&quot;" style:apply-style-name="Red" style:base-cell-address="Sheet1.I2"/>
      <style:map style:condition="cell-content()=&quot;No&quot;" style:apply-style-name="Green" style:base-cell-address="Sheet1.I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Y&quot;" style:apply-style-name="Green" style:base-cell-address="Sheet1.J2"/>
      <style:map style:condition="cell-content()=&quot;N&quot;" style:apply-style-name="Red" style:base-cell-address="Sheet1.J2"/>
      <style:map style:condition="cell-content()=&quot;&quot;" style:apply-style-name="Red" style:base-cell-address="Sheet1.J2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ce12"/>
        <table:table-column table:style-name="co10" table:default-cell-style-name="ce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5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Swapped Endian Code</text:p>
          </table:table-cell>
          <table:table-cell table:style-name="ce11" office:value-type="string" calcext:value-type="string">
            <text:p>Endian Caring?</text:p>
          </table:table-cell>
          <table:table-cell table:style-name="Default" office:value-type="string" calcext:value-type="string">
            <text:p>Implemented</text:p>
          </table:table-cell>
          <table:table-cell/>
          <table:table-cell office:value-type="string" calcext:value-type="string">
            <text:p>Registers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Exit</text:p>
          </table:table-cell>
          <table:table-cell table:style-name="ce6" office:value-type="string" calcext:value-type="string" table:number-columns-spanned="1" table:number-rows-spanned="4">
            <text:p>Control</text:p>
          </table:table-cell>
          <table:table-cell table:formula="of:=COM.MICROSOFT.CONCAT([.A2];&quot;, &quot;;[.B2];&quot;, &quot;;[.C2];&quot;, &quot;;[.D2])" office:value-type="string" office:string-value="255, 0, 0, 255" calcext:value-type="string">
            <text:p>255, 0, 0, 255</text:p>
          </table:table-cell>
          <table:table-cell table:formula="of:=COM.MICROSOFT.CONCAT([.D2];&quot;, &quot;;[.C2];&quot;, &quot;;[.B2];&quot;, &quot;;[.A2])" office:value-type="string" office:string-value="255, 0, 0, 255" calcext:value-type="string">
            <text:p>255, 0, 0, 255</text:p>
          </table:table-cell>
          <table:table-cell table:formula="of:=IF([.G2]=[.H2];&quot;No&quot;;&quot;Yes&quot;)" office:value-type="string" office:string-value="No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1</text:p>
          </table:table-cell>
          <table:table-cell table:style-name="ce16" office:value-type="string" calcext:value-type="string" table:number-columns-spanned="1" table:number-rows-spanned="2">
            <text:p>General Purpose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Goto C1</text:p>
          </table:table-cell>
          <table:covered-table-cell table:style-name="ce2"/>
          <table:table-cell table:formula="of:=COM.MICROSOFT.CONCAT([.A3];&quot;, &quot;;[.B3];&quot;, &quot;;[.C3];&quot;, &quot;;[.D3])" office:value-type="string" office:string-value="0, 127, 0, 0" calcext:value-type="string">
            <text:p>0, 127, 0, 0</text:p>
          </table:table-cell>
          <table:table-cell table:formula="of:=COM.MICROSOFT.CONCAT([.D3];&quot;, &quot;;[.C3];&quot;, &quot;;[.B3];&quot;, &quot;;[.A3])" office:value-type="string" office:string-value="0, 0, 127, 0" calcext:value-type="string">
            <text:p>0, 0, 127, 0</text:p>
          </table:table-cell>
          <table:table-cell table:formula="of:=IF([.G3]=[.H3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2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Goto C2</text:p>
          </table:table-cell>
          <table:covered-table-cell table:style-name="ce2"/>
          <table:table-cell table:formula="of:=COM.MICROSOFT.CONCAT([.A4];&quot;, &quot;;[.B4];&quot;, &quot;;[.C4];&quot;, &quot;;[.D4])" office:value-type="string" office:string-value="0, 0, 127, 0" calcext:value-type="string">
            <text:p>0, 0, 127, 0</text:p>
          </table:table-cell>
          <table:table-cell table:formula="of:=COM.MICROSOFT.CONCAT([.D4];&quot;, &quot;;[.C4];&quot;, &quot;;[.B4];&quot;, &quot;;[.A4])" office:value-type="string" office:string-value="0, 127, 0, 0" calcext:value-type="string">
            <text:p>0, 127, 0, 0</text:p>
          </table:table-cell>
          <table:table-cell table:formula="of:=IF([.G4]=[.H4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</text:p>
          </table:table-cell>
          <table:table-cell table:style-name="ce16" office:value-type="string" calcext:value-type="string" table:number-columns-spanned="1" table:number-rows-spanned="2">
            <text:p>File I/O</text:p>
          </table:table-cell>
          <table:table-cell table:number-columns-repeated="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urn 90<text:span text:style-name="T1">° Right</text:span></text:p>
          </table:table-cell>
          <table:covered-table-cell table:style-name="ce3"/>
          <table:table-cell table:style-name="ce9" table:formula="of:=COM.MICROSOFT.CONCAT([.A5];&quot;, &quot;;[.B5];&quot;, &quot;;[.C5];&quot;, &quot;;[.D5])" office:value-type="string" office:string-value="0, 127, 127, 0" calcext:value-type="string">
            <text:p>0, 127, 127, 0</text:p>
          </table:table-cell>
          <table:table-cell table:style-name="ce3" table:formula="of:=COM.MICROSOFT.CONCAT([.D5];&quot;, &quot;;[.C5];&quot;, &quot;;[.B5];&quot;, &quot;;[.A5])" office:value-type="string" office:string-value="0, 127, 127, 0" calcext:value-type="string">
            <text:p>0, 127, 127, 0</text:p>
          </table:table-cell>
          <table:table-cell table:style-name="ce13" table:formula="of:=IF([.G5]=[.H5];&quot;No&quot;;&quot;Yes&quot;)" office:value-type="string" office:string-value="No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ave C1</text:p>
          </table:table-cell>
          <table:table-cell table:style-name="ce6" office:value-type="string" calcext:value-type="string" table:number-columns-spanned="1" table:number-rows-spanned="5">
            <text:p>Self Modifiying</text:p>
          </table:table-cell>
          <table:table-cell table:formula="of:=COM.MICROSOFT.CONCAT([.A6];&quot;, &quot;;[.B6];&quot;, &quot;;[.C6];&quot;, &quot;;[.D6])" office:value-type="string" office:string-value="127, 0, 127, 0" calcext:value-type="string">
            <text:p>127, 0, 127, 0</text:p>
          </table:table-cell>
          <table:table-cell table:formula="of:=COM.MICROSOFT.CONCAT([.D6];&quot;, &quot;;[.C6];&quot;, &quot;;[.B6];&quot;, &quot;;[.A6])" office:value-type="string" office:string-value="0, 127, 0, 127" calcext:value-type="string">
            <text:p>0, 127, 0, 127</text:p>
          </table:table-cell>
          <table:table-cell table:formula="of:=IF([.G6]=[.H6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1</text:p>
          </table:table-cell>
          <table:table-cell table:style-name="ce16" office:value-type="string" calcext:value-type="string" table:number-columns-spanned="1" table:number-rows-spanned="4">
            <text:p>Coords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Save C2</text:p>
          </table:table-cell>
          <table:covered-table-cell table:style-name="ce2"/>
          <table:table-cell table:formula="of:=COM.MICROSOFT.CONCAT([.A7];&quot;, &quot;;[.B7];&quot;, &quot;;[.C7];&quot;, &quot;;[.D7])" office:value-type="string" office:string-value="0, 127, 0, 127" calcext:value-type="string">
            <text:p>0, 127, 0, 127</text:p>
          </table:table-cell>
          <table:table-cell table:formula="of:=COM.MICROSOFT.CONCAT([.D7];&quot;, &quot;;[.C7];&quot;, &quot;;[.B7];&quot;, &quot;;[.A7])" office:value-type="string" office:string-value="127, 0, 127, 0" calcext:value-type="string">
            <text:p>127, 0, 127, 0</text:p>
          </table:table-cell>
          <table:table-cell table:formula="of:=IF([.G7]=[.H7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1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et C1 to C2</text:p>
          </table:table-cell>
          <table:covered-table-cell table:style-name="ce2"/>
          <table:table-cell table:formula="of:=COM.MICROSOFT.CONCAT([.A8];&quot;, &quot;;[.B8];&quot;, &quot;;[.C8];&quot;, &quot;;[.D8])" office:value-type="string" office:string-value="63, 0, 63, 0" calcext:value-type="string">
            <text:p>63, 0, 63, 0</text:p>
          </table:table-cell>
          <table:table-cell table:formula="of:=COM.MICROSOFT.CONCAT([.D8];&quot;, &quot;;[.C8];&quot;, &quot;;[.B8];&quot;, &quot;;[.A8])" office:value-type="string" office:string-value="0, 63, 0, 63" calcext:value-type="string">
            <text:p>0, 63, 0, 63</text:p>
          </table:table-cell>
          <table:table-cell table:formula="of:=IF([.G8]=[.H8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2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Set C2 to C1</text:p>
          </table:table-cell>
          <table:covered-table-cell table:style-name="ce2"/>
          <table:table-cell table:style-name="ce10" table:formula="of:=COM.MICROSOFT.CONCAT([.A9];&quot;, &quot;;[.B9];&quot;, &quot;;[.C9];&quot;, &quot;;[.D9])" office:value-type="string" office:string-value="0, 63, 0, 63" calcext:value-type="string">
            <text:p>0, 63, 0, 63</text:p>
          </table:table-cell>
          <table:table-cell table:style-name="ce2" table:formula="of:=COM.MICROSOFT.CONCAT([.D9];&quot;, &quot;;[.C9];&quot;, &quot;;[.B9];&quot;, &quot;;[.A9])" office:value-type="string" office:string-value="63, 0, 63, 0" calcext:value-type="string">
            <text:p>63, 0, 63, 0</text:p>
          </table:table-cell>
          <table:table-cell table:formula="of:=IF([.G9]=[.H9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2</text:p>
          </table:table-cell>
          <table:covered-table-cell/>
          <table:table-cell table:number-columns-repeated="2"/>
        </table:table-row>
        <table:table-row table:style-name="ro1">
          <table:table-cell table:number-columns-repeated="3"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et C1 to CR, CB, CG, CA</text:p>
          </table:table-cell>
          <table:covered-table-cell table:style-name="ce3"/>
          <table:table-cell table:style-name="ce9" table:formula="of:=COM.MICROSOFT.CONCAT([.A10];&quot;, &quot;;[.B10];&quot;, &quot;;[.C10];&quot;, &quot;;[.D10])" office:value-type="string" office:string-value="255, 255, 255, 0" calcext:value-type="string">
            <text:p>255, 255, 255, 0</text:p>
          </table:table-cell>
          <table:table-cell table:style-name="ce3" table:formula="of:=COM.MICROSOFT.CONCAT([.D10];&quot;, &quot;;[.C10];&quot;, &quot;;[.B10];&quot;, &quot;;[.A10])" office:value-type="string" office:string-value="0, 255, 255, 255" calcext:value-type="string">
            <text:p>0, 255, 255, 255</text:p>
          </table:table-cell>
          <table:table-cell table:style-name="ce13" table:formula="of:=IF([.G10]=[.H10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</text:p>
          </table:table-cell>
          <table:table-cell table:style-name="ce17" office:value-type="string" calcext:value-type="string">
            <text:p>Socket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R1 = R1 + R2</text:p>
          </table:table-cell>
          <table:table-cell table:style-name="ce6" office:value-type="string" calcext:value-type="string" table:number-columns-spanned="1" table:number-rows-spanned="4">
            <text:p>Arithmetic</text:p>
          </table:table-cell>
          <table:table-cell table:formula="of:=COM.MICROSOFT.CONCAT([.A11];&quot;, &quot;;[.B11];&quot;, &quot;;[.C11];&quot;, &quot;;[.D11])" office:value-type="string" office:string-value="63, 127, 0, 0" calcext:value-type="string">
            <text:p>63, 127, 0, 0</text:p>
          </table:table-cell>
          <table:table-cell table:formula="of:=COM.MICROSOFT.CONCAT([.D11];&quot;, &quot;;[.C11];&quot;, &quot;;[.B11];&quot;, &quot;;[.A11])" office:value-type="string" office:string-value="0, 0, 127, 63" calcext:value-type="string">
            <text:p>0, 0, 127, 63</text:p>
          </table:table-cell>
          <table:table-cell table:formula="of:=IF([.G11]=[.H11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1</text:p>
          </table:table-cell>
          <table:table-cell table:style-name="ce16" office:value-type="string" calcext:value-type="string" table:number-columns-spanned="1" table:number-rows-spanned="4">
            <text:p>IP Addresses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R1 = R1 – R2</text:p>
          </table:table-cell>
          <table:covered-table-cell table:style-name="ce2"/>
          <table:table-cell table:formula="of:=COM.MICROSOFT.CONCAT([.A12];&quot;, &quot;;[.B12];&quot;, &quot;;[.C12];&quot;, &quot;;[.D12])" office:value-type="string" office:string-value="0, 0, 127, 63" calcext:value-type="string">
            <text:p>0, 0, 127, 63</text:p>
          </table:table-cell>
          <table:table-cell table:formula="of:=COM.MICROSOFT.CONCAT([.D12];&quot;, &quot;;[.C12];&quot;, &quot;;[.B12];&quot;, &quot;;[.A12])" office:value-type="string" office:string-value="63, 127, 0, 0" calcext:value-type="string">
            <text:p>63, 127, 0, 0</text:p>
          </table:table-cell>
          <table:table-cell table:formula="of:=IF([.G12]=[.H12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2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wap R1 ↔ R2</text:p>
          </table:table-cell>
          <table:covered-table-cell table:style-name="ce2"/>
          <table:table-cell table:formula="of:=COM.MICROSOFT.CONCAT([.A13];&quot;, &quot;;[.B13];&quot;, &quot;;[.C13];&quot;, &quot;;[.D13])" office:value-type="string" office:string-value="0, 63, 63, 0" calcext:value-type="string">
            <text:p>0, 63, 63, 0</text:p>
          </table:table-cell>
          <table:table-cell table:formula="of:=COM.MICROSOFT.CONCAT([.D13];&quot;, &quot;;[.C13];&quot;, &quot;;[.B13];&quot;, &quot;;[.A13])" office:value-type="string" office:string-value="0, 63, 63, 0" calcext:value-type="string">
            <text:p>0, 63, 63, 0</text:p>
          </table:table-cell>
          <table:table-cell table:formula="of:=IF([.G13]=[.H13];&quot;No&quot;;&quot;Yes&quot;)" office:value-type="string" office:string-value="No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3</text:p>
          </table:table-cell>
          <table:covered-table-cell/>
          <table:table-cell table:number-columns-repeated="2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Set R1 = R2</text:p>
          </table:table-cell>
          <table:covered-table-cell table:style-name="ce3"/>
          <table:table-cell table:style-name="ce9" table:formula="of:=COM.MICROSOFT.CONCAT([.A14];&quot;, &quot;;[.B14];&quot;, &quot;;[.C14];&quot;, &quot;;[.D14])" office:value-type="string" office:string-value="63, 0, 0, 63" calcext:value-type="string">
            <text:p>63, 0, 0, 63</text:p>
          </table:table-cell>
          <table:table-cell table:style-name="ce3" table:formula="of:=COM.MICROSOFT.CONCAT([.D14];&quot;, &quot;;[.C14];&quot;, &quot;;[.B14];&quot;, &quot;;[.A14])" office:value-type="string" office:string-value="63, 0, 0, 63" calcext:value-type="string">
            <text:p>63, 0, 0, 63</text:p>
          </table:table-cell>
          <table:table-cell table:style-name="ce13" table:formula="of:=IF([.G14]=[.H14];&quot;No&quot;;&quot;Yes&quot;)" office:value-type="string" office:string-value="No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4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Open File F</text:p>
          </table:table-cell>
          <table:table-cell table:style-name="ce6" office:value-type="string" calcext:value-type="string" table:number-columns-spanned="1" table:number-rows-spanned="8">
            <text:p>I/O</text:p>
          </table:table-cell>
          <table:table-cell table:formula="of:=COM.MICROSOFT.CONCAT([.A15];&quot;, &quot;;[.B15];&quot;, &quot;;[.C15];&quot;, &quot;;[.D15])" office:value-type="string" office:string-value="0, 0, 0, 255" calcext:value-type="string">
            <text:p>0, 0, 0, 255</text:p>
          </table:table-cell>
          <table:table-cell table:formula="of:=COM.MICROSOFT.CONCAT([.D15];&quot;, &quot;;[.C15];&quot;, &quot;;[.B15];&quot;, &quot;;[.A15])" office:value-type="string" office:string-value="255, 0, 0, 0" calcext:value-type="string">
            <text:p>255, 0, 0, 0</text:p>
          </table:table-cell>
          <table:table-cell table:formula="of:=IF([.G15]=[.H15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R</text:p>
          </table:table-cell>
          <table:table-cell table:style-name="ce16" office:value-type="string" calcext:value-type="string" table:number-columns-spanned="1" table:number-rows-spanned="4">
            <text:p>Colour</text:p>
          </table:table-cell>
          <table:table-cell table:number-columns-repeated="2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>Close File F</text:p>
          </table:table-cell>
          <table:covered-table-cell table:style-name="ce2"/>
          <table:table-cell table:formula="of:=COM.MICROSOFT.CONCAT([.A16];&quot;, &quot;;[.B16];&quot;, &quot;;[.C16];&quot;, &quot;;[.D16])" office:value-type="string" office:string-value="255, 0, 0, 0" calcext:value-type="string">
            <text:p>255, 0, 0, 0</text:p>
          </table:table-cell>
          <table:table-cell table:formula="of:=COM.MICROSOFT.CONCAT([.D16];&quot;, &quot;;[.C16];&quot;, &quot;;[.B16];&quot;, &quot;;[.A16])" office:value-type="string" office:string-value="0, 0, 0, 255" calcext:value-type="string">
            <text:p>0, 0, 0, 255</text:p>
          </table:table-cell>
          <table:table-cell table:formula="of:=IF([.G16]=[.H16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G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Open File G</text:p>
          </table:table-cell>
          <table:covered-table-cell table:style-name="ce2"/>
          <table:table-cell table:formula="of:=COM.MICROSOFT.CONCAT([.A17];&quot;, &quot;;[.B17];&quot;, &quot;;[.C17];&quot;, &quot;;[.D17])" office:value-type="string" office:string-value="0, 255, 0, 0" calcext:value-type="string">
            <text:p>0, 255, 0, 0</text:p>
          </table:table-cell>
          <table:table-cell table:formula="of:=COM.MICROSOFT.CONCAT([.D17];&quot;, &quot;;[.C17];&quot;, &quot;;[.B17];&quot;, &quot;;[.A17])" office:value-type="string" office:string-value="0, 0, 255, 0" calcext:value-type="string">
            <text:p>0, 0, 255, 0</text:p>
          </table:table-cell>
          <table:table-cell table:formula="of:=IF([.G17]=[.H17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B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lose File G</text:p>
          </table:table-cell>
          <table:covered-table-cell table:style-name="ce2"/>
          <table:table-cell table:formula="of:=COM.MICROSOFT.CONCAT([.A18];&quot;, &quot;;[.B18];&quot;, &quot;;[.C18];&quot;, &quot;;[.D18])" office:value-type="string" office:string-value="0, 0, 255, 0" calcext:value-type="string">
            <text:p>0, 0, 255, 0</text:p>
          </table:table-cell>
          <table:table-cell table:formula="of:=COM.MICROSOFT.CONCAT([.D18];&quot;, &quot;;[.C18];&quot;, &quot;;[.B18];&quot;, &quot;;[.A18])" office:value-type="string" office:string-value="0, 255, 0, 0" calcext:value-type="string">
            <text:p>0, 255, 0, 0</text:p>
          </table:table-cell>
          <table:table-cell table:formula="of:=IF([.G18]=[.H18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Write R1 to F</text:p>
          </table:table-cell>
          <table:covered-table-cell table:style-name="ce2"/>
          <table:table-cell table:formula="of:=COM.MICROSOFT.CONCAT([.A19];&quot;, &quot;;[.B19];&quot;, &quot;;[.C19];&quot;, &quot;;[.D19])" office:value-type="string" office:string-value="255, 255, 0, 0" calcext:value-type="string">
            <text:p>255, 255, 0, 0</text:p>
          </table:table-cell>
          <table:table-cell table:formula="of:=COM.MICROSOFT.CONCAT([.D19];&quot;, &quot;;[.C19];&quot;, &quot;;[.B19];&quot;, &quot;;[.A19])" office:value-type="string" office:string-value="0, 0, 255, 255" calcext:value-type="string">
            <text:p>0, 0, 255, 255</text:p>
          </table:table-cell>
          <table:table-cell table:formula="of:=IF([.G19]=[.H19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</text:p>
          </table:table-cell>
          <table:table-cell table:style-name="ce17" office:value-type="string" calcext:value-type="string">
            <text:p>Index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Read R1 from F</text:p>
          </table:table-cell>
          <table:covered-table-cell table:style-name="ce2"/>
          <table:table-cell table:formula="of:=COM.MICROSOFT.CONCAT([.A20];&quot;, &quot;;[.B20];&quot;, &quot;;[.C20];&quot;, &quot;;[.D20])" office:value-type="string" office:string-value="0, 0, 255, 255" calcext:value-type="string">
            <text:p>0, 0, 255, 255</text:p>
          </table:table-cell>
          <table:table-cell table:formula="of:=COM.MICROSOFT.CONCAT([.D20];&quot;, &quot;;[.C20];&quot;, &quot;;[.B20];&quot;, &quot;;[.A20])" office:value-type="string" office:string-value="255, 255, 0, 0" calcext:value-type="string">
            <text:p>255, 255, 0, 0</text:p>
          </table:table-cell>
          <table:table-cell table:formula="of:=IF([.G20]=[.H20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Write R1 to G</text:p>
          </table:table-cell>
          <table:covered-table-cell table:style-name="ce2"/>
          <table:table-cell table:formula="of:=COM.MICROSOFT.CONCAT([.A21];&quot;, &quot;;[.B21];&quot;, &quot;;[.C21];&quot;, &quot;;[.D21])" office:value-type="string" office:string-value="255, 127, 0, 0" calcext:value-type="string">
            <text:p>255, 127, 0, 0</text:p>
          </table:table-cell>
          <table:table-cell table:formula="of:=COM.MICROSOFT.CONCAT([.D21];&quot;, &quot;;[.C21];&quot;, &quot;;[.B21];&quot;, &quot;;[.A21])" office:value-type="string" office:string-value="0, 0, 127, 255" calcext:value-type="string">
            <text:p>0, 0, 127, 255</text:p>
          </table:table-cell>
          <table:table-cell table:formula="of:=IF([.G21]=[.H21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string" calcext:value-type="string">
            <text:p>Read R1 from G</text:p>
          </table:table-cell>
          <table:covered-table-cell table:style-name="ce3"/>
          <table:table-cell table:style-name="ce9" table:formula="of:=COM.MICROSOFT.CONCAT([.A22];&quot;, &quot;;[.B22];&quot;, &quot;;[.C22];&quot;, &quot;;[.D22])" office:value-type="string" office:string-value="0, 0, 127, 255" calcext:value-type="string">
            <text:p>0, 0, 127, 255</text:p>
          </table:table-cell>
          <table:table-cell table:style-name="ce3" table:formula="of:=COM.MICROSOFT.CONCAT([.D22];&quot;, &quot;;[.C22];&quot;, &quot;;[.B22];&quot;, &quot;;[.A22])" office:value-type="string" office:string-value="255, 127, 0, 0" calcext:value-type="string">
            <text:p>255, 127, 0, 0</text:p>
          </table:table-cell>
          <table:table-cell table:style-name="ce13" table:formula="of:=IF([.G22]=[.H22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onnect to A</text:p>
          </table:table-cell>
          <table:table-cell table:style-name="ce6" office:value-type="string" calcext:value-type="string" table:number-columns-spanned="1" table:number-rows-spanned="4">
            <text:p>Networking</text:p>
          </table:table-cell>
          <table:table-cell table:formula="of:=COM.MICROSOFT.CONCAT([.A23];&quot;, &quot;;[.B23];&quot;, &quot;;[.C23];&quot;, &quot;;[.D23])" office:value-type="string" office:string-value="255, 0, 255, 0" calcext:value-type="string">
            <text:p>255, 0, 255, 0</text:p>
          </table:table-cell>
          <table:table-cell table:formula="of:=COM.MICROSOFT.CONCAT([.D23];&quot;, &quot;;[.C23];&quot;, &quot;;[.B23];&quot;, &quot;;[.A23])" office:value-type="string" office:string-value="0, 255, 0, 255" calcext:value-type="string">
            <text:p>0, 255, 0, 255</text:p>
          </table:table-cell>
          <table:table-cell table:formula="of:=IF([.G23]=[.H23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Send to S</text:p>
          </table:table-cell>
          <table:covered-table-cell table:style-name="ce2"/>
          <table:table-cell table:formula="of:=COM.MICROSOFT.CONCAT([.A24];&quot;, &quot;;[.B24];&quot;, &quot;;[.C24];&quot;, &quot;;[.D24])" office:value-type="string" office:string-value="0, 127, 0, 255" calcext:value-type="string">
            <text:p>0, 127, 0, 255</text:p>
          </table:table-cell>
          <table:table-cell table:formula="of:=COM.MICROSOFT.CONCAT([.D24];&quot;, &quot;;[.C24];&quot;, &quot;;[.B24];&quot;, &quot;;[.A24])" office:value-type="string" office:string-value="255, 0, 127, 0" calcext:value-type="string">
            <text:p>255, 0, 127, 0</text:p>
          </table:table-cell>
          <table:table-cell table:formula="of:=IF([.G24]=[.H24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Recv from S</text:p>
          </table:table-cell>
          <table:covered-table-cell table:style-name="ce2"/>
          <table:table-cell table:formula="of:=COM.MICROSOFT.CONCAT([.A25];&quot;, &quot;;[.B25];&quot;, &quot;;[.C25];&quot;, &quot;;[.D25])" office:value-type="string" office:string-value="255, 0, 127, 0" calcext:value-type="string">
            <text:p>255, 0, 127, 0</text:p>
          </table:table-cell>
          <table:table-cell table:formula="of:=COM.MICROSOFT.CONCAT([.D25];&quot;, &quot;;[.C25];&quot;, &quot;;[.B25];&quot;, &quot;;[.A25])" office:value-type="string" office:string-value="0, 127, 0, 255" calcext:value-type="string">
            <text:p>0, 127, 0, 255</text:p>
          </table:table-cell>
          <table:table-cell table:formula="of:=IF([.G25]=[.H25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string" calcext:value-type="string">
            <text:p>Close S</text:p>
          </table:table-cell>
          <table:covered-table-cell table:style-name="ce3"/>
          <table:table-cell table:style-name="ce9" table:formula="of:=COM.MICROSOFT.CONCAT([.A26];&quot;, &quot;;[.B26];&quot;, &quot;;[.C26];&quot;, &quot;;[.D26])" office:value-type="string" office:string-value="0, 255, 0, 255" calcext:value-type="string">
            <text:p>0, 255, 0, 255</text:p>
          </table:table-cell>
          <table:table-cell table:style-name="ce3" table:formula="of:=COM.MICROSOFT.CONCAT([.D26];&quot;, &quot;;[.C26];&quot;, &quot;;[.B26];&quot;, &quot;;[.A26])" office:value-type="string" office:string-value="255, 0, 255, 0" calcext:value-type="string">
            <text:p>255, 0, 255, 0</text:p>
          </table:table-cell>
          <table:table-cell table:style-name="ce13" table:formula="of:=IF([.G26]=[.H26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nit Display (X1, Y1 = Resolution)</text:p>
          </table:table-cell>
          <table:table-cell table:style-name="ce6" office:value-type="string" calcext:value-type="string" table:number-columns-spanned="1" table:number-rows-spanned="11">
            <text:p>Display</text:p>
          </table:table-cell>
          <table:table-cell table:style-name="ce10" table:formula="of:=COM.MICROSOFT.CONCAT([.A27];&quot;, &quot;;[.B27];&quot;, &quot;;[.C27];&quot;, &quot;;[.D27])" office:value-type="string" office:string-value="255, 127, 0, 127" calcext:value-type="string">
            <text:p>255, 127, 0, 127</text:p>
          </table:table-cell>
          <table:table-cell table:style-name="ce2" table:formula="of:=COM.MICROSOFT.CONCAT([.D27];&quot;, &quot;;[.C27];&quot;, &quot;;[.B27];&quot;, &quot;;[.A27])" office:value-type="string" office:string-value="127, 0, 127, 255" calcext:value-type="string">
            <text:p>127, 0, 127, 255</text:p>
          </table:table-cell>
          <table:table-cell table:formula="of:=IF([.G27]=[.H27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et X1 = R1</text:p>
          </table:table-cell>
          <table:covered-table-cell/>
          <table:table-cell table:style-name="ce10" table:formula="of:=COM.MICROSOFT.CONCAT([.A28];&quot;, &quot;;[.B28];&quot;, &quot;;[.C28];&quot;, &quot;;[.D28])" office:value-type="string" office:string-value="63, 127, 63, 127" calcext:value-type="string">
            <text:p>63, 127, 63, 127</text:p>
          </table:table-cell>
          <table:table-cell table:style-name="ce2" table:formula="of:=COM.MICROSOFT.CONCAT([.D28];&quot;, &quot;;[.C28];&quot;, &quot;;[.B28];&quot;, &quot;;[.A28])" office:value-type="string" office:string-value="127, 63, 127, 63" calcext:value-type="string">
            <text:p>127, 63, 127, 63</text:p>
          </table:table-cell>
          <table:table-cell table:formula="of:=IF([.G28]=[.H28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Set Y1 = R2</text:p>
          </table:table-cell>
          <table:covered-table-cell/>
          <table:table-cell table:style-name="ce10" table:formula="of:=COM.MICROSOFT.CONCAT([.A29];&quot;, &quot;;[.B29];&quot;, &quot;;[.C29];&quot;, &quot;;[.D29])" office:value-type="string" office:string-value="127, 63, 127, 127" calcext:value-type="string">
            <text:p>127, 63, 127, 127</text:p>
          </table:table-cell>
          <table:table-cell table:style-name="ce2" table:formula="of:=COM.MICROSOFT.CONCAT([.D29];&quot;, &quot;;[.C29];&quot;, &quot;;[.B29];&quot;, &quot;;[.A29])" office:value-type="string" office:string-value="127, 127, 63, 127" calcext:value-type="string">
            <text:p>127, 127, 63, 127</text:p>
          </table:table-cell>
          <table:table-cell table:formula="of:=IF([.G29]=[.H29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127" calcext:value-type="float">
            <text:p>127</text:p>
          </table:table-cell>
          <table:table-cell office:value-type="string" calcext:value-type="string">
            <text:p>Swap X1, Y1 ↔ X2, Y2</text:p>
          </table:table-cell>
          <table:covered-table-cell/>
          <table:table-cell table:style-name="ce10" table:formula="of:=COM.MICROSOFT.CONCAT([.A30];&quot;, &quot;;[.B30];&quot;, &quot;;[.C30];&quot;, &quot;;[.D30])" office:value-type="string" office:string-value="127, 127, 127, 127" calcext:value-type="string">
            <text:p>127, 127, 127, 127</text:p>
          </table:table-cell>
          <table:table-cell table:style-name="ce2" table:formula="of:=COM.MICROSOFT.CONCAT([.D30];&quot;, &quot;;[.C30];&quot;, &quot;;[.B30];&quot;, &quot;;[.A30])" office:value-type="string" office:string-value="127, 127, 127, 127" calcext:value-type="string">
            <text:p>127, 127, 127, 127</text:p>
          </table:table-cell>
          <table:table-cell table:formula="of:=IF([.G30]=[.H30];&quot;No&quot;;&quot;Yes&quot;)" office:value-type="string" office:string-value="No" calcext:value-type="string">
            <text:p>No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et CR = R1</text:p>
          </table:table-cell>
          <table:covered-table-cell/>
          <table:table-cell table:style-name="ce10" table:formula="of:=COM.MICROSOFT.CONCAT([.A31];&quot;, &quot;;[.B31];&quot;, &quot;;[.C31];&quot;, &quot;;[.D31])" office:value-type="string" office:string-value="63, 0, 0, 127" calcext:value-type="string">
            <text:p>63, 0, 0, 127</text:p>
          </table:table-cell>
          <table:table-cell table:style-name="ce2" table:formula="of:=COM.MICROSOFT.CONCAT([.D31];&quot;, &quot;;[.C31];&quot;, &quot;;[.B31];&quot;, &quot;;[.A31])" office:value-type="string" office:string-value="127, 0, 0, 63" calcext:value-type="string">
            <text:p>127, 0, 0, 63</text:p>
          </table:table-cell>
          <table:table-cell table:formula="of:=IF([.G31]=[.H31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et CB = R1</text:p>
          </table:table-cell>
          <table:covered-table-cell/>
          <table:table-cell table:style-name="ce10" table:formula="of:=COM.MICROSOFT.CONCAT([.A32];&quot;, &quot;;[.B32];&quot;, &quot;;[.C32];&quot;, &quot;;[.D32])" office:value-type="string" office:string-value="0, 63, 0, 127" calcext:value-type="string">
            <text:p>0, 63, 0, 127</text:p>
          </table:table-cell>
          <table:table-cell table:style-name="ce2" table:formula="of:=COM.MICROSOFT.CONCAT([.D32];&quot;, &quot;;[.C32];&quot;, &quot;;[.B32];&quot;, &quot;;[.A32])" office:value-type="string" office:string-value="127, 0, 63, 0" calcext:value-type="string">
            <text:p>127, 0, 63, 0</text:p>
          </table:table-cell>
          <table:table-cell table:formula="of:=IF([.G32]=[.H32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et CG = R1</text:p>
          </table:table-cell>
          <table:covered-table-cell/>
          <table:table-cell table:style-name="ce10" table:formula="of:=COM.MICROSOFT.CONCAT([.A33];&quot;, &quot;;[.B33];&quot;, &quot;;[.C33];&quot;, &quot;;[.D33])" office:value-type="string" office:string-value="63, 63, 0, 127" calcext:value-type="string">
            <text:p>63, 63, 0, 127</text:p>
          </table:table-cell>
          <table:table-cell table:style-name="ce2" table:formula="of:=COM.MICROSOFT.CONCAT([.D33];&quot;, &quot;;[.C33];&quot;, &quot;;[.B33];&quot;, &quot;;[.A33])" office:value-type="string" office:string-value="127, 0, 63, 63" calcext:value-type="string">
            <text:p>127, 0, 63, 63</text:p>
          </table:table-cell>
          <table:table-cell table:formula="of:=IF([.G33]=[.H33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et CA = R1</text:p>
          </table:table-cell>
          <table:covered-table-cell/>
          <table:table-cell table:style-name="ce10" table:formula="of:=COM.MICROSOFT.CONCAT([.A34];&quot;, &quot;;[.B34];&quot;, &quot;;[.C34];&quot;, &quot;;[.D34])" office:value-type="string" office:string-value="0, 0, 63, 127" calcext:value-type="string">
            <text:p>0, 0, 63, 127</text:p>
          </table:table-cell>
          <table:table-cell table:style-name="ce2" table:formula="of:=COM.MICROSOFT.CONCAT([.D34];&quot;, &quot;;[.C34];&quot;, &quot;;[.B34];&quot;, &quot;;[.A34])" office:value-type="string" office:string-value="127, 63, 0, 0" calcext:value-type="string">
            <text:p>127, 63, 0, 0</text:p>
          </table:table-cell>
          <table:table-cell table:formula="of:=IF([.G34]=[.H34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aw CR, CB, CG, CA to X1, Y1</text:p>
          </table:table-cell>
          <table:covered-table-cell/>
          <table:table-cell table:style-name="ce10" table:formula="of:=COM.MICROSOFT.CONCAT([.A35];&quot;, &quot;;[.B35];&quot;, &quot;;[.C35];&quot;, &quot;;[.D35])" office:value-type="string" office:string-value="127, 127, 0, 0" calcext:value-type="string">
            <text:p>127, 127, 0, 0</text:p>
          </table:table-cell>
          <table:table-cell table:style-name="ce2" table:formula="of:=COM.MICROSOFT.CONCAT([.D35];&quot;, &quot;;[.C35];&quot;, &quot;;[.B35];&quot;, &quot;;[.A35])" office:value-type="string" office:string-value="0, 0, 127, 127" calcext:value-type="string">
            <text:p>0, 0, 127, 127</text:p>
          </table:table-cell>
          <table:table-cell table:formula="of:=IF([.G35]=[.H35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Clear Display with C*</text:p>
          </table:table-cell>
          <table:covered-table-cell/>
          <table:table-cell table:style-name="ce10" table:formula="of:=COM.MICROSOFT.CONCAT([.A36];&quot;, &quot;;[.B36];&quot;, &quot;;[.C36];&quot;, &quot;;[.D36])" office:value-type="string" office:string-value="0, 0, 127, 127" calcext:value-type="string">
            <text:p>0, 0, 127, 127</text:p>
          </table:table-cell>
          <table:table-cell table:style-name="ce2" table:formula="of:=COM.MICROSOFT.CONCAT([.D36];&quot;, &quot;;[.C36];&quot;, &quot;;[.B36];&quot;, &quot;;[.A36])" office:value-type="string" office:string-value="127, 127, 0, 0" calcext:value-type="string">
            <text:p>127, 127, 0, 0</text:p>
          </table:table-cell>
          <table:table-cell table:formula="of:=IF([.G36]=[.H36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string" calcext:value-type="string">
            <text:p>Exit Display</text:p>
          </table:table-cell>
          <table:covered-table-cell table:style-name="ce3"/>
          <table:table-cell table:style-name="ce9" table:formula="of:=COM.MICROSOFT.CONCAT([.A37];&quot;, &quot;;[.B37];&quot;, &quot;;[.C37];&quot;, &quot;;[.D37])" office:value-type="string" office:string-value="127, 0, 127, 255" calcext:value-type="string">
            <text:p>127, 0, 127, 255</text:p>
          </table:table-cell>
          <table:table-cell table:style-name="ce3" table:formula="of:=COM.MICROSOFT.CONCAT([.D37];&quot;, &quot;;[.C37];&quot;, &quot;;[.B37];&quot;, &quot;;[.A37])" office:value-type="string" office:string-value="255, 127, 0, 127" calcext:value-type="string">
            <text:p>255, 127, 0, 127</text:p>
          </table:table-cell>
          <table:table-cell table:style-name="ce13" table:formula="of:=IF([.G37]=[.H37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ncrement I</text:p>
          </table:table-cell>
          <table:table-cell table:style-name="ce7" office:value-type="string" calcext:value-type="string" table:number-columns-spanned="1" table:number-rows-spanned="4">
            <text:p>Tape</text:p>
          </table:table-cell>
          <table:table-cell table:style-name="ce10" table:formula="of:=COM.MICROSOFT.CONCAT([.A38];&quot;, &quot;;[.B38];&quot;, &quot;;[.C38];&quot;, &quot;;[.D38])" office:value-type="string" office:string-value="63, 0, 0, 0" calcext:value-type="string">
            <text:p>63, 0, 0, 0</text:p>
          </table:table-cell>
          <table:table-cell table:style-name="ce2" table:formula="of:=COM.MICROSOFT.CONCAT([.D38];&quot;, &quot;;[.C38];&quot;, &quot;;[.B38];&quot;, &quot;;[.A38])" office:value-type="string" office:string-value="0, 0, 0, 63" calcext:value-type="string">
            <text:p>0, 0, 0, 63</text:p>
          </table:table-cell>
          <table:table-cell table:formula="of:=IF([.G38]=[.H38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crement I</text:p>
          </table:table-cell>
          <table:covered-table-cell/>
          <table:table-cell table:style-name="ce10" table:formula="of:=COM.MICROSOFT.CONCAT([.A39];&quot;, &quot;;[.B39];&quot;, &quot;;[.C39];&quot;, &quot;;[.D39])" office:value-type="string" office:string-value="0, 0, 0, 63" calcext:value-type="string">
            <text:p>0, 0, 0, 63</text:p>
          </table:table-cell>
          <table:table-cell table:style-name="ce2" table:formula="of:=COM.MICROSOFT.CONCAT([.D39];&quot;, &quot;;[.C39];&quot;, &quot;;[.B39];&quot;, &quot;;[.A39])" office:value-type="string" office:string-value="63, 0, 0, 0" calcext:value-type="string">
            <text:p>63, 0, 0, 0</text:p>
          </table:table-cell>
          <table:table-cell table:formula="of:=IF([.G39]=[.H39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 R1 = Tape[I]</text:p>
          </table:table-cell>
          <table:covered-table-cell/>
          <table:table-cell table:style-name="ce10" table:formula="of:=COM.MICROSOFT.CONCAT([.A40];&quot;, &quot;;[.B40];&quot;, &quot;;[.C40];&quot;, &quot;;[.D40])" office:value-type="string" office:string-value="0, 63, 0, 0" calcext:value-type="string">
            <text:p>0, 63, 0, 0</text:p>
          </table:table-cell>
          <table:table-cell table:style-name="ce2" table:formula="of:=COM.MICROSOFT.CONCAT([.D40];&quot;, &quot;;[.C40];&quot;, &quot;;[.B40];&quot;, &quot;;[.A40])" office:value-type="string" office:string-value="0, 0, 63, 0" calcext:value-type="string">
            <text:p>0, 0, 63, 0</text:p>
          </table:table-cell>
          <table:table-cell table:formula="of:=IF([.G40]=[.H40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et Tape[I] = R2</text:p>
          </table:table-cell>
          <table:covered-table-cell table:style-name="ce3"/>
          <table:table-cell table:style-name="ce9" table:formula="of:=COM.MICROSOFT.CONCAT([.A41];&quot;, &quot;;[.B41];&quot;, &quot;;[.C41];&quot;, &quot;;[.D41])" office:value-type="string" office:string-value="0, 0, 63, 0" calcext:value-type="string">
            <text:p>0, 0, 63, 0</text:p>
          </table:table-cell>
          <table:table-cell table:style-name="ce3" table:formula="of:=COM.MICROSOFT.CONCAT([.D41];&quot;, &quot;;[.C41];&quot;, &quot;;[.B41];&quot;, &quot;;[.A41])" office:value-type="string" office:string-value="0, 63, 0, 0" calcext:value-type="string">
            <text:p>0, 63, 0, 0</text:p>
          </table:table-cell>
          <table:table-cell table:style-name="ce13" table:formula="of:=IF([.G41]=[.H41];&quot;No&quot;;&quot;Yes&quot;)" office:value-type="string" office:string-value="Yes" calcext:value-type="string">
            <text:p>Yes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 table:number-rows-repeated="9">
          <table:table-cell table:number-columns-repeated="8"/>
          <table:table-cell table:style-name="ce14"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5"/>
        </table:table-row>
        <calcext:conditional-formats>
          <calcext:conditional-format calcext:target-range-address="Sheet1.G2:Sheet1.G51">
            <calcext:condition calcext:apply-style-name="Red" calcext:value="duplicate" calcext:base-cell-address="Sheet1.G2"/>
          </calcext:conditional-format>
          <calcext:conditional-format calcext:target-range-address="Sheet1.I2:Sheet1.I50">
            <calcext:condition calcext:apply-style-name="Red" calcext:value="=&quot;Yes&quot;" calcext:base-cell-address="Sheet1.I2"/>
            <calcext:condition calcext:apply-style-name="Green" calcext:value="=&quot;No&quot;" calcext:base-cell-address="Sheet1.I2"/>
          </calcext:conditional-format>
          <calcext:conditional-format calcext:target-range-address="Sheet1.J2:Sheet1.J41">
            <calcext:condition calcext:apply-style-name="Green" calcext:value="=&quot;Y&quot;" calcext:base-cell-address="Sheet1.J2"/>
            <calcext:condition calcext:apply-style-name="Red" calcext:value="=&quot;N&quot;" calcext:base-cell-address="Sheet1.J2"/>
            <calcext:condition calcext:apply-style-name="Red" calcext:value="=&quot;&quot;" calcext:base-cell-address="Sheet1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0000" style:diagonal-bl-tr="none" style:diagonal-tl-br="none"/>
    </style:style>
    <style:style style:name="Green" style:family="table-cell" style:parent-style-name="Default">
      <style:table-cell-properties fo:background-color="#81d41a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7:57:39.675410055</meta:creation-date>
    <dc:date>2023-02-20T20:28:40.893294013</dc:date>
    <meta:editing-duration>PT2H31M2S</meta:editing-duration>
    <meta:editing-cycles>1</meta:editing-cycles>
    <meta:document-statistic meta:table-count="1" meta:cell-count="404" meta:object-count="0"/>
    <meta:generator>LibreOffice/7.5.0.3$Linux_X86_64 LibreOffice_project/50$Build-3</meta:generator>
  </office:meta>
</office:document-meta>
</file>